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4.4492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5.4138in"/>
    </style:style>
    <style:style style:name="co8" style:family="table-column">
      <style:table-column-properties fo:break-before="auto" style:column-width="2.25in"/>
    </style:style>
    <style:style style:name="co9" style:family="table-column">
      <style:table-column-properties fo:break-before="auto" style:column-width="3.602in"/>
    </style:style>
    <style:style style:name="co10" style:family="table-column">
      <style:table-column-properties fo:break-before="auto" style:column-width="2.5835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1.6827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4362in"/>
    </style:style>
    <style:style style:name="co15" style:family="table-column">
      <style:table-column-properties fo:break-before="auto" style:column-width="2.6374in"/>
    </style:style>
    <style:style style:name="co16" style:family="table-column">
      <style:table-column-properties fo:break-before="auto" style:column-width="2.9909in"/>
    </style:style>
    <style:style style:name="co17" style:family="table-column">
      <style:table-column-properties fo:break-before="auto" style:column-width="2.766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2.8193in"/>
    </style:style>
    <style:style style:name="co20" style:family="table-column">
      <style:table-column-properties fo:break-before="auto" style:column-width="1.7791in"/>
    </style:style>
    <style:style style:name="co21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C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D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E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F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16374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LINK</text:p>
          </table:table-cell>
          <table:table-cell table:style-name="ce8" table:content-validation-name="val1" office:value-type="string" calcext:value-type="string">
            <text:p>TYPE</text:p>
          </table:table-cell>
          <table:table-cell table:style-name="ce8" table:content-validation-name="val2" office:value-type="string" calcext:value-type="string">
            <text:p>SCOPE</text:p>
          </table:table-cell>
          <table:table-cell table:style-name="ce8" table:content-validation-name="val3" office:value-type="string" calcext:value-type="string">
            <text:p>SECTION</text:p>
          </table:table-cell>
          <table:table-cell table:style-name="ce8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4"/>
        </table:table-row>
        <table:table-row table:style-name="ro2">
          <table:table-cell office:value-type="string" calcext:value-type="string">
            <text:p>addArousalTiny</text:p>
          </table:table-cell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Small</text:p>
          </table:table-cell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Medium</text:p>
          </table:table-cell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Large</text:p>
          </table:table-cell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Huge</text:p>
          </table:table-cell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Comfort</text:p>
          </table:table-cell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Enjoy</text:p>
          </table:table-cell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Close</text:p>
          </table:table-cell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Orgasm</text:p>
          </table:table-cell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Tiny</text:p>
          </table:table-cell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Small</text:p>
          </table:table-cell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Medium</text:p>
          </table:table-cell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Large</text:p>
          </table:table-cell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Huge</text:p>
          </table:table-cell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Discomfort</text:p>
          </table:table-cell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Comfort</text:p>
          </table:table-cell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Enjoy</text:p>
          </table:table-cell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Close</text:p>
          </table:table-cell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Orgasm</text:p>
          </table:table-cell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Small</text:p>
          </table:table-cell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Medium</text:p>
          </table:table-cell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Large</text:p>
          </table:table-cell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learAlcohol</text:p>
          </table:table-cell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Small</text:p>
          </table:table-cell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Medium</text:p>
          </table:table-cell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Large</text:p>
          </table:table-cell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Flag</text:p>
          </table:table-cell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Flag</text:p>
          </table:table-cell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moveFlag</text:p>
          </table:table-cell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asFlag</text:p>
          </table:table-cell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Int</text:p>
          </table:table-cell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Int</text:p>
          </table:table-cell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eger value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ToInt</text:p>
          </table:table-cell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eger amount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ripNaked</text:p>
          </table:table-cell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ixClothing</text:p>
          </table:table-cell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Hairstyle</text:p>
          </table:table-cell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Description</text:p>
          </table:table-cell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Name</text:p>
          </table:table-cell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EyeColour</text:p>
          </table:table-cell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Colour</text:p>
          </table:table-cell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Race</text:p>
          </table:table-cell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SkinColour</text:p>
          </table:table-cell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Age Range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Id</text:p>
          </table:table-cell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OlderThan</text:p>
          </table:table-cell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 &lt;Age Range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Naked</text:p>
          </table:table-cell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Drunk</text:p>
          </table:table-cell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VeryDrunk</text:p>
          </table:table-cell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MaxDrunk</text:p>
          </table:table-cell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Strength</text:p>
          </table:table-cell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/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style</text:p>
          </table:table-cell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style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Length</text:p>
          </table:table-cell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 Length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sHair</text:p>
          </table:table-cell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sGrabbableHair</text:p>
          </table:table-cell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CanFallInFace</text:p>
          </table:table-cell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putOnLegwear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moveLegwear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BottomStatus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BraStatus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PantiesStatus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TopStatus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tripExceptLegwear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Trait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TempTrait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hangeAnxiet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hangeMone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hangeStress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learStress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veOrgasmNo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moveTrait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OnPi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killIncreas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EyeAdj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eastsDes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FigureDes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StomachDes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GirlOrWoman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a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ottom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Top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Legwear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Panties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a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Panties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Top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egwearWor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PussyExpos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BreastsExpos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tomachExpos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ClothesDisarray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NakedExceptLegwear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Cut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Sexy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Elegant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Casual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Anxious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HighStress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ExtremeStress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MaxStress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Easy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Normal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Har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VeryHar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Figur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east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Money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Skill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sStuff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PregnancyStag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Orgasm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sTrait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KnownPregnant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actating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Mum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abies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OnPill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Risky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af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ingl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Marri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ivingWithPartner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killMax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Virgi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AnalVirgi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esbianVirgi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likesFigur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dislikesFigur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AllowedMoreFriends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 table:number-rows-repeated="1048413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</table:table>
      <table:table table:name="ENUM" table:style-name="ta1">
        <office:forms form:automatic-focus="false" form:apply-design-mode="false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8" office:value-type="string" calcext:value-type="string">
            <text:p>LINK</text:p>
          </table:table-cell>
          <table:table-cell table:style-name="ce8" table:content-validation-name="val5" office:value-type="string" calcext:value-type="string">
            <text:p>SCOPE</text:p>
          </table:table-cell>
          <table:table-cell table:style-name="ce8" table:content-validation-name="val6" office:value-type="string" calcext:value-type="string">
            <text:p>SECTION/ITEM</text:p>
          </table:table-cell>
          <table:table-cell table:style-name="ce8" table:content-validation-name="val7" office:value-type="string" calcext:value-type="string">
            <text:p>SUBSECTION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.</text:p>
          </table:table-cell>
          <table:table-cell table:number-columns-repeated="16378"/>
        </table:table-row>
        <table:table-row table:style-name="ro2" table:number-rows-repeated="1048537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7" table:default-cell-style-name="ce10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8" table:content-validation-name="val8" office:value-type="string" calcext:value-type="string">
            <text:p>SCOPE</text:p>
          </table:table-cell>
          <table:table-cell table:style-name="ce8" table:content-validation-name="val9" office:value-type="string" calcext:value-type="string">
            <text:p>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SCENE(S)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ce8"/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Colour</text:p>
          </table:table-cell>
          <table:table-cell table:number-columns-repeated="2" table:style-name="Default" office:value-type="string" calcext:value-type="string">
            <text:p>colour</text:p>
          </table:table-cell>
          <table:table-cell table:style-name="Default" office:value-type="string" calcext:value-type="string">
            <text:p>color</text:p>
          </table:table-cell>
          <table:table-cell table:style-name="Default"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/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E1:Lookups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5T10:26:22.763000000</dc:date>
    <meta:editing-duration>P1DT17H27M30S</meta:editing-duration>
    <meta:editing-cycles>51</meta:editing-cycles>
    <meta:generator>LibreOffice/7.6.2.1$Windows_X86_64 LibreOffice_project/56f7684011345957bbf33a7ee678afaf4d2ba333</meta:generator>
    <meta:document-statistic meta:table-count="7" meta:cell-count="1051" meta:object-count="0"/>
  </office:meta>
</office:document-meta>
</file>